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6">
      <style:paragraph-properties fo:text-align="start" style:justify-single-word="false"/>
    </style:style>
    <style:style style:name="P3" style:family="paragraph" style:parent-style-name="Standard" style:list-style-name="L10">
      <style:paragraph-properties fo:text-align="start" style:justify-single-word="false" style:text-autospace="none"/>
    </style:style>
    <style:style style:name="P4" style:family="paragraph" style:parent-style-name="Standard">
      <style:paragraph-properties fo:text-align="start" style:justify-single-word="false" style:text-autospace="none"/>
    </style:style>
    <style:style style:name="P5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pl" fo:country="PL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12" style:family="paragraph" style:parent-style-name="Standard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4" style:family="paragraph" style:parent-style-name="Standard" style:list-style-name="L6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" fo:font-size="16pt" fo:font-style="normal" fo:font-weight="bold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17" style:family="paragraph" style:parent-style-name="Standard"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20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21" style:family="paragraph" style:parent-style-name="Standard" style:list-style-name="L6">
      <style:text-properties fo:color="#000000"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 style:list-style-name="L6"/>
    <style:style style:name="P25" style:family="paragraph" style:parent-style-name="Standard" style:list-style-name="L7"/>
    <style:style style:name="P26" style:family="paragraph" style:parent-style-name="Standard" style:list-style-name="L8"/>
    <style:style style:name="P27" style:family="paragraph" style:parent-style-name="Standard" style:list-style-name="L9"/>
    <style:style style:name="P28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Standard" style:list-style-name="L2" style:master-page-name="Standard">
      <style:paragraph-properties fo:text-align="justify" style:justify-single-word="false" style:page-number="auto"/>
    </style:style>
    <style:style style:name="P3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3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3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3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size-asian="12pt" style:font-size-complex="12pt"/>
    </style:style>
    <style:style style:name="P3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name-asian="Consolas" style:font-size-asian="12pt" style:font-name-complex="Consolas" style:font-size-complex="12pt"/>
    </style:style>
    <style:style style:name="P3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T1" style:family="text">
      <style:text-properties fo:language="pl" fo:country="P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000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6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7" style:family="text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T8" style:family="text">
      <style:text-properties fo:color="#000000" style:font-name="Times New Roman" fo:font-size="12pt" fo:font-style="normal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9" style:family="text">
      <style:text-properties fo:color="#00000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10" style:family="text">
      <style:text-properties fo:color="#000000" style:font-name="Courier New" fo:font-size="12pt" style:font-name-asian="Consolas" style:font-size-asian="12pt" style:font-name-complex="Consolas" style:font-size-complex="12pt"/>
    </style:style>
    <style:style style:name="T11" style:family="text">
      <style:text-properties fo:color="#000000" fo:font-style="italic" fo:font-weight="bold" style:font-name-asian="Consolas" style:font-style-asian="italic" style:font-weight-asian="bold" style:font-name-complex="Consolas" style:font-style-complex="italic" style:font-weight-complex="bold"/>
    </style:style>
    <style:style style:name="T12" style:family="text">
      <style:text-properties fo:color="#000000" fo:font-style="normal" style:font-name-asian="Consolas" style:font-style-asian="normal" style:font-name-complex="Consolas" style:font-style-complex="normal"/>
    </style:style>
    <style:style style:name="T13" style:family="text">
      <style:text-properties fo:color="#000000" fo:font-weight="bold" style:font-name-asian="Consolas" style:font-weight-asian="bold" style:font-name-complex="Consolas" style:font-weight-complex="bold"/>
    </style:style>
    <style:style style:name="T14" style:family="text">
      <style:text-properties fo:color="#000000" style:font-name-asian="Consolas" style:font-name-complex="Consolas"/>
    </style:style>
    <style:style style:name="T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7" style:family="text">
      <style:text-properties fo:color="#000000" style:font-name="Consolas" fo:font-size="10pt" style:font-size-asian="10pt" style:font-size-complex="10pt"/>
    </style:style>
    <style:style style:name="T18" style:family="text">
      <style:text-properties fo:color="#000000" style:font-name="Consolas" style:font-name-asian="Consolas" style:font-name-complex="Consolas"/>
    </style:style>
    <style:style style:name="T19" style:family="text">
      <style:text-properties fo:color="#000000" style:font-name-asian="Consolas" style:font-name-complex="Consolas"/>
    </style:style>
    <style:style style:name="T20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21" style:family="text">
      <style:text-properties fo:color="#000000" style:text-underline-style="solid" style:text-underline-width="auto" style:text-underline-color="font-color"/>
    </style:style>
    <style:style style:name="T22" style:family="text">
      <style:text-properties fo:color="#2a00ff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23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4" style:family="text">
      <style:text-properties style:font-name="Times New Roman" fo:font-size="12pt" style:font-size-asian="12pt" style:font-size-complex="12pt"/>
    </style:style>
    <style:style style:name="T25" style:family="text">
      <style:text-properties style:font-name="Consolas" fo:font-size="10pt" style:font-size-asian="10pt" style:font-size-complex="10pt"/>
    </style:style>
    <style:style style:name="T26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28" style:family="text">
      <style:text-properties fo:color="#646464"/>
    </style:style>
    <style:style style:name="T29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30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7f0055" fo:font-weight="bold" style:font-weight-asian="bold" style:font-weight-complex="bold"/>
    </style:style>
    <style:style style:name="T33" style:family="text">
      <style:text-properties fo:color="#6a3e3e" style:text-underline-style="solid" style:text-underline-width="auto" style:text-underline-color="font-color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278919" text:style-name="L2">
        <text:list-header>
          <text:p text:style-name="P29"/>
        </text:list-header>
      </text:list>
      <text:p text:style-name="P5"/>
      <text:p text:style-name="P5">Narzędzie mapowania </text:p>
      <text:p text:style-name="P5">obiektowo-relacyjnego </text:p>
      <text:p text:style-name="P5"><text:s/>Hibernate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Ćwiczeni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</text:p>
      <text:p text:style-name="P7"><text:tab/>Cykl ćwiczeń tworzy tematycznie wspólną całość. Ćwiczenia mają na celu nauczenie szkolonego praktycznego zastosowania biblioteki Hibernate. W tym celu kolejne kroki ćwiczeń opisują budowę od zera. Szkolony tworzyć będzie przede wszystkim fragmenty aplikacji odpowiedzialne za interakcję z bazą danych.</text:p>
      <text:p text:style-name="P8"><text:span text:style-name="T1">Budowana aplikacja przeznaczona jest dla pracowników dziekanatu. Pomaga wyszukiwać i modyfikować dane dotyczące studentów, nauczycieli i zajęć.</text:span></text:p>
      <text:p text:style-name="P7"/>
      <text:p text:style-name="Standard"/>
      <text:p text:style-name="Standard"/>
      <text:p text:style-name="Standard"/>
      <text:p text:style-name="P9">Ćwiczenie core</text:p>
      <text:p text:style-name="P9"/>
      <text:p text:style-name="P10"/>
      <text:p text:style-name="Standard"><text:span text:style-name="T34">1.1:</text:span>: Stworzenie podstawowej konfiguracji Spring i stworzenie pierwszego komponentu/beana</text:p>
      <text:p text:style-name="Standard"/>
      <text:p text:style-name="Standard"><text:span text:style-name="T2">Zadanie</text:span>: W projekcie auction-blc w pakiecie pl.vavatech.auction.blc.service należy stworzyć klasę <text:span text:style-name="T4">UserService </text:span><text:span text:style-name="T6">a w pakiecie </text:span><text:s/>pl.vavatech.auction.blc</text:p>
      <text:p text:style-name="Standard"/>
      <text:p text:style-name="P28"><text:span text:style-name="T28">@Configuration //informacja dla springa, że to jest klasa konfiguracyjna</text:span></text:p>
      <text:p text:style-name="P30"><text:span text:style-name="T32">public</text:span><text:span text:style-name="T3"> </text:span><text:span text:style-name="T32">class</text:span><text:span text:style-name="T3"> BusinessConfig {</text:span></text:p>
      <text:p text:style-name="P30"><text:span text:style-name="T3"><text:tab/></text:span><text:span text:style-name="T28">@Bean</text:span></text:p>
      <text:p text:style-name="P32"><text:tab/>UserService userService() {</text:p>
      <text:p text:style-name="P30"><text:span text:style-name="T3"><text:tab/><text:tab/></text:span><text:span text:style-name="T32">return</text:span><text:span text:style-name="T3"> </text:span><text:span text:style-name="T32">new</text:span><text:span text:style-name="T3"> UserService();</text:span></text:p>
      <text:p text:style-name="P30"><text:span text:style-name="T3"><text:tab/>}</text:span></text:p>
      <text:p text:style-name="P33"><text:span text:style-name="T4">}</text:span></text:p>
      <text:p text:style-name="P33"><text:span text:style-name="T4"/></text:p>
      <text:p text:style-name="P33"><text:span text:style-name="T4"/></text:p>
      <text:p text:style-name="P33"><text:span text:style-name="T4"/></text:p>
      <text:p text:style-name="P35"><text:span text:style-name="T14">Konfigurację uruchamiamy za pomocą </text:span></text:p>
      <text:p text:style-name="P33"><text:span text:style-name="T4"/></text:p>
      <text:p text:style-name="P30"><text:span text:style-name="T3">ApplicationContext </text:span><text:span text:style-name="T33">context</text:span><text:span text:style-name="T3"> = </text:span><text:span text:style-name="T32">new</text:span><text:span text:style-name="T3"> AnnotationConfigApplicationContext(</text:span></text:p>
      <text:p text:style-name="P30"><text:span text:style-name="T3"><text:tab/><text:tab/><text:tab/><text:tab/>BusinessConfig.</text:span><text:span text:style-name="T32">class</text:span><text:span text:style-name="T3">);</text:span></text:p>
      <text:p text:style-name="P36"><text:span text:style-name="T3"/></text:p>
      <text:p text:style-name="P36"><text:span text:style-name="T3">sprawdzić jakie metody udostępnia obiekt context i pobrać userService.</text:span></text:p>
      <text:p text:style-name="P33"><text:span text:style-name="T4"/></text:p>
      <text:p text:style-name="P1"><text:span text:style-name="T34">1.2:</text:span> Automatyczne wykrywanie komponentów</text:p>
      <text:p text:style-name="P33"/>
      <text:p text:style-name="P33"><text:span text:style-name="T2">Zadanie</text:span>: W projekcie auction-blc w pakiecie pl.vavatech.auction.blc.service należy utworzyć klasy AuctionServcie, OfferService a w pakiecie pl.vavatech.auction.blc.repo AuctionRepo, OfferRepo.</text:p>
      <text:p text:style-name="P33"/>
      <text:p text:style-name="P33">Klasy serwisów ozaczamy adnotacją @Service a klasy repozytoriów adnotacją @Repository</text:p>
      <text:p text:style-name="P33"/>
      <text:p text:style-name="P33">W klasie <text:s/><text:span text:style-name="T4">BusinessConfig dodajemy adnotacje </text:span><text:span text:style-name="T29">@ComponentScan</text:span><text:span text:style-name="T4">(</text:span><text:span text:style-name="T23">"pl.vavatech.auction.blc"</text:span><text:span text:style-name="T4">) która oznacza, zę spring ma szykać komponentów we wskazanym pakiecie.</text:span></text:p>
      <text:p text:style-name="P33"><text:span text:style-name="T4"/></text:p>
      <text:p text:style-name="P36"><text:span text:style-name="T17">sprawdzić za pomocą obiektu context czy spring wyszukał wszystkie komponenty.</text:span></text:p>
      <text:p text:style-name="P36"><text:span text:style-name="T17"/></text:p>
      <text:p text:style-name="P1"><text:span text:style-name="T34">1.3: </text:span>Poznanie cyklu życia komponentów</text:p>
      <text:p text:style-name="P33"/>
      <text:p text:style-name="P33"><text:span text:style-name="T2">Zadanie</text:span>: W projekcie auction-blc w pakiecie pl.vavatech.auction.blc.model<text:span text:style-name="T4"> znajdują się encje zaimplementować obiekty InMemoryAuctionRepo, InMemoryOfferRepo dodając im metody:</text:span></text:p>
      <text:list xml:id="list37513499" text:style-name="L10">
        <text:list-item>
          <text:p text:style-name="P3"><text:span text:style-name="T4">Entity find(Long id)</text:span></text:p>
        </text:list-item>
        <text:list-item>
          <text:p text:style-name="P3"><text:soft-page-break/><text:span text:style-name="T4">void update(entity)</text:span></text:p>
        </text:list-item>
        <text:list-item>
          <text:p text:style-name="P3"><text:span text:style-name="T4">Long insert(entity)</text:span></text:p>
        </text:list-item>
        <text:list-item>
          <text:p text:style-name="P3"><text:span text:style-name="T4">void delete(Long id)</text:span></text:p>
        </text:list-item>
      </text:list>
      <text:p text:style-name="P4"><text:span text:style-name="T4"/></text:p>
      <text:p text:style-name="P4"><text:span text:style-name="T4">Aktualna implementacja może opierać się o mapę w pamięci. Obiekty InMemory są implementacjami interfejsów AuctionRepo oraz OfferRepo</text:span></text:p>
      <text:p text:style-name="P11"/>
      <text:p text:style-name="Standard"><text:span text:style-name="T7">Za pomocą metod cyklu życia podczas inicjalizacji komponentów InMemory dodać dwie aukcje.</text:span></text:p>
      <text:p text:style-name="Standard"><text:span text:style-name="T7"/></text:p>
      <text:p text:style-name="P1"><text:span text:style-name="T34">1.4:</text:span> Stworzenie procesora beanów</text:p>
      <text:p text:style-name="P33"/>
      <text:p text:style-name="P33"><text:span text:style-name="T2">Zadanie</text:span>: W projekcie auction-blc w pakiecie pl.vavatech.auction.blc.component<text:span text:style-name="T4"> tworzymy klasę BeanProcessor implementującą BeanPostProcessor. Za pomocą logera wypisać kolejność initializacji komponentów</text:span></text:p>
      <text:p text:style-name="P33"><text:span text:style-name="T4"/></text:p>
      <text:p text:style-name="P1"><text:span text:style-name="T34">1.5:</text:span> Skorzystanie z plików konfiguracyjnych</text:p>
      <text:p text:style-name="P33"/>
      <text:p text:style-name="P33"><text:span text:style-name="T16">Zadanie</text:span><text:span text:style-name="T4">: W projekcie auction-blc w resources tworzymy plik application.properties a w nim klucz maxShippingPrice=</text:span><text:span text:style-name="T23">1000</text:span><text:span text:style-name="T4">. Wartość klucza należy pobrać w serwisie AuctionService za pomocą adnotacji @Value. Aby plik został wczytany należy skorzystać </text:span><text:span text:style-name="T29">@PropertySource</text:span><text:span text:style-name="T4">(value = { </text:span><text:span text:style-name="T23">"classpath:application.properties"</text:span><text:span text:style-name="T4"> }) w klasie konfiguracji oraz zdefiniować </text:span></text:p>
      <text:p text:style-name="P34"><text:span text:style-name="T3"><text:tab/></text:span>@Bean</text:p>
      <text:p text:style-name="P31"><text:span text:style-name="T3"><text:tab/></text:span><text:span text:style-name="T32">public</text:span><text:span text:style-name="T3"> </text:span><text:span text:style-name="T32">static</text:span><text:span text:style-name="T3"> PropertySourcesPlaceholderConfigurer </text:span><text:span text:style-name="T21">propertySourcesPlaceholderConfigurer</text:span><text:span text:style-name="T3">() {</text:span></text:p>
      <text:p text:style-name="P31"><text:span text:style-name="T3"><text:tab/><text:tab/></text:span><text:span text:style-name="T32">return</text:span><text:span text:style-name="T3"> </text:span><text:span text:style-name="T32">new</text:span><text:span text:style-name="T3"> PropertySourcesPlaceholderConfigurer();</text:span></text:p>
      <text:p text:style-name="P37"><text:span text:style-name="T18"><text:tab/>}</text:span></text:p>
      <text:p text:style-name="P33"><text:span text:style-name="T4"/></text:p>
      <text:p text:style-name="P1"><text:span text:style-name="T34">1.6: </text:span>Wstrzykiwanie zależności</text:p>
      <text:p text:style-name="P33"/>
      <text:p text:style-name="P33"><text:span text:style-name="T16">Zadanie</text:span><text:span text:style-name="T4">: Do komponentów AuctionService oraz OfferService wstrzyknąć odpowiadające im repozytoria. Wypróbować wszystkie możliwość wstrzyknięć konstruktor, seter, field.</text:span></text:p>
      <text:p text:style-name="P33"><text:span text:style-name="T4"/></text:p>
      <text:p text:style-name="P33"><text:span text:style-name="T4"/></text:p>
      <text:p text:style-name="P33"><text:span text:style-name="T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02T18:32:03.45</dc:date>
    <meta:editing-duration>PT49M30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3" meta:paragraph-count="44" meta:word-count="350" meta:character-count="3156"/>
  </office:meta>
</office:document-meta>
</file>